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5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_20__28_var_29_" svg:stroke-width="0.051cm" svg:stroke-color="#800000" draw:marker-start-width="0.2cm" draw:marker-end-width="0.2cm" draw:fill="solid" draw:fill-color="#c5000b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_20__28_var_29_" svg:stroke-width="0.1cm" svg:stroke-color="#009900" draw:marker-start="" draw:marker-start-width="0.35cm" draw:marker-end="Arrowheads_20_2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_20__28_var_29_" svg:stroke-width="0.1cm" svg:stroke-color="#000000" draw:marker-start-width="0.273cm" draw:marker-end-width="0.273cm" draw:fill="solid" draw:fill-color="#c5000b" draw:textarea-vertical-align="middle" draw:auto-grow-height="false" fo:min-height="0.749cm" fo:min-width="0.499cm" fo:padding-top="0.174cm" fo:padding-bottom="0.174cm" fo:padding-left="0.299cm" fo:padding-right="0.299cm"/>
    </style:style>
    <style:style style:name="gr10" style:family="graphic" style:parent-style-name="standard">
      <style:graphic-properties draw:stroke="none" draw:stroke-dash="Fine_20_Dashed_20__28_var_29_" svg:stroke-width="0.1cm" svg:stroke-color="#000000" draw:marker-start-width="0.349cm" draw:marker-end-width="0.349cm" draw:fill="solid" draw:fill-color="#000000" draw:textarea-vertical-align="middle" draw:auto-grow-height="false" fo:min-height="0.749cm" fo:min-width="0.499cm" fo:padding-top="0.174cm" fo:padding-bottom="0.174cm" fo:padding-left="0.299cm" fo:padding-right="0.299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_20__28_var_29_" svg:stroke-width="0.051cm" svg:stroke-color="#c5000b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6.356cm" svg:y1="3.051cm" svg:x2="16.356cm" svg:y2="16.132cm">
            <text:p/>
          </draw:line>
          <draw:line draw:style-name="gr1" draw:text-style-name="P1" draw:layer="layout" svg:x1="19.656cm" svg:y1="3.051cm" svg:x2="19.656cm" svg:y2="16.132cm">
            <text:p/>
          </draw:line>
          <draw:line draw:style-name="gr1" draw:text-style-name="P1" draw:layer="layout" svg:x1="22.756cm" svg:y1="3.051cm" svg:x2="22.756cm" svg:y2="16.132cm">
            <text:p/>
          </draw:line>
          <draw:line draw:style-name="gr1" draw:text-style-name="P1" draw:layer="layout" svg:x1="9.256cm" svg:y1="3.051cm" svg:x2="9.256cm" svg:y2="16.132cm">
            <text:p/>
          </draw:line>
          <draw:line draw:style-name="gr1" draw:text-style-name="P1" draw:layer="layout" svg:x1="5.656cm" svg:y1="3.051cm" svg:x2="5.656cm" svg:y2="16.132cm">
            <text:p/>
          </draw:line>
          <draw:line draw:style-name="gr1" draw:text-style-name="P1" draw:layer="layout" svg:x1="12.757cm" svg:y1="3.051cm" svg:x2="12.757cm" svg:y2="16.132cm">
            <text:p/>
          </draw:line>
        </draw:g>
        <draw:custom-shape draw:style-name="gr2" draw:text-style-name="P1" draw:layer="layout" svg:width="2.713cm" svg:height="1.397cm" svg:x="11.525cm" svg:y="1.855cm">
          <text:p text:style-name="P1">browser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2.794cm" svg:height="2.094cm" svg:x="4.135cm" svg:y="1.09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5cm" svg:y="1.535cm">
            <draw:text-box>
              <text:p>test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18.036cm" svg:y="1.09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18.036cm" svg:y="1.535cm">
            <draw:text-box>
              <text:p>app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4.136cm" svg:y="1.09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6cm" svg:y="1.535cm">
            <draw:text-box>
              <text:p>test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21.137cm" svg:y="1.09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21.137cm" svg:y="1.535cm">
            <draw:text-box>
              <text:p>app</text:p>
              <text:p>DB</text:p>
            </draw:text-box>
          </draw:frame>
        </draw:g>
        <draw:custom-shape draw:style-name="gr2" draw:text-style-name="P1" draw:layer="layout" svg:width="2.206cm" svg:height="2.206cm" svg:x="8.115cm" svg:y="1.093cm">
          <text:p text:style-name="P1">te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2.206cm" svg:height="2.206cm" svg:x="15.215cm" svg:y="1.093cm">
          <text:p text:style-name="P1">ap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1" draw:layer="layout" svg:x1="9.257cm" svg:y1="5.437cm" svg:x2="12.686cm" svg:y2="5.437cm">
          <text:p/>
        </draw:line>
        <draw:custom-shape draw:style-name="gr6" draw:text-style-name="P1" draw:layer="layout" svg:width="1.27cm" svg:height="0.935cm" svg:x="14.786cm" svg:y="6.09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3.429cm" svg:height="0.77cm" svg:x="9.257cm" svg:y="8.8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5" draw:text-style-name="P1" draw:layer="layout" svg:x1="12.858cm" svg:y1="5.437cm" svg:x2="16.287cm" svg:y2="5.437cm">
          <text:p/>
        </draw:line>
        <draw:custom-shape draw:style-name="gr8" draw:text-style-name="P1" draw:layer="layout" svg:width="1.27cm" svg:height="0.935cm" svg:x="9.433cm" svg:y="4.11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5" draw:text-style-name="P1" draw:layer="layout" svg:x1="9.258cm" svg:y1="12.238cm" svg:x2="12.687cm" svg:y2="12.238cm">
          <text:p/>
        </draw:line>
        <draw:custom-shape draw:style-name="gr9" draw:text-style-name="P1" draw:layer="layout" svg:width="1.27cm" svg:height="0.935cm" svg:x="14.787cm" svg:y="12.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3.429cm" svg:height="0.77cm" svg:x="9.258cm" svg:y="15.4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5" draw:text-style-name="P1" draw:layer="layout" svg:x1="12.859cm" svg:y1="12.238cm" svg:x2="16.288cm" svg:y2="12.238cm">
          <text:p/>
        </draw:line>
        <draw:custom-shape draw:style-name="gr10" draw:text-style-name="P1" draw:layer="layout" svg:width="1.27cm" svg:height="0.935cm" svg:x="9.434cm" svg:y="10.91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1" draw:text-style-name="P1" draw:layer="layout" svg:x1="5.699cm" svg:y1="9.985cm" svg:x2="22.718cm" svg:y2="9.985cm">
          <text:p/>
        </draw:line>
        <draw:custom-shape draw:style-name="gr12" draw:text-style-name="P1" draw:layer="layout" svg:width="3.674cm" svg:height="0.254cm" svg:x="5.582cm" svg:y="3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3.674cm" svg:height="0.254cm" svg:x="5.582cm" svg:y="7.4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3.302cm" svg:height="0.244cm" svg:x="16.368cm" svg:y="5.6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6.388cm" svg:height="0.254cm" svg:x="16.368cm" svg:y="6.2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388cm" svg:height="0.254cm" svg:x="16.368cm" svg:y="6.954cm">
          <text:p/>
          <draw:enhanced-geometry svg:viewBox="0 0 21600 21600" draw:text-areas="0 0 21600 21600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6.388cm" svg:height="0.395cm" svg:x="16.368cm" svg:y="13.4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3.3cm" svg:height="0.39cm" svg:x="16.368cm" svg:y="12.8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3.674cm" svg:height="0.254cm" svg:x="5.582cm" svg:y="10.4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3.674cm" svg:height="0.254cm" svg:x="5.582cm" svg:y="15.1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3.501cm" svg:height="0.254cm" svg:x="9.254cm" svg:y="3.7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3.501cm" svg:height="0.254cm" svg:x="9.255cm" svg:y="10.4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3.501cm" svg:height="0.366cm" svg:x="9.255cm" svg:y="8.2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3.429cm" svg:height="0.492cm" svg:x="12.913cm" svg:y="14.0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" draw:layer="layout" svg:x1="12.862cm" svg:y1="7.538cm" svg:x2="16.291cm" svg:y2="7.538cm">
          <text:p/>
        </draw:line>
        <draw:custom-shape draw:style-name="gr14" draw:text-style-name="P1" draw:layer="layout" svg:width="13.501cm" svg:height="0.366cm" svg:x="9.256cm" svg:y="14.9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1T13:26:11</meta:creation-date>
    <dc:date>2013-09-04T14:50:24.242547076</dc:date>
    <meta:editing-duration>PT15H8M51S</meta:editing-duration>
    <meta:editing-cycles>23</meta:editing-cycles>
    <meta:generator>LibreOffice/4.1.1.2$Linux_X86_64 LibreOffice_project/410$Build-2</meta:generator>
    <meta:document-statistic meta:object-count="48"/>
  </office:meta>
</office:document-meta>
</file>